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Normal">
      <style:table-cell-properties fo:background-color="#d2ced4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01T22:00:07" calcext:value-type="date">
            <text:p>2021-10-01 22:00:07</text:p>
          </table:table-cell>
          <table:table-cell table:style-name="ce22" office:value-type="date" office:date-value="2021-10-01" calcext:value-type="date">
            <text:p>2021-10-0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22H00M07S" calcext:value-type="time">
            <text:p>22:00:07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01T22:00:07" calcext:value-type="date">
            <text:p>2021-10-01 22:00:07</text:p>
          </table:table-cell>
          <table:table-cell table:style-name="ce23" office:value-type="date" office:date-value="2021-10-01" calcext:value-type="date">
            <text:p>2021-10-0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10H00M08S" calcext:value-type="time">
            <text:p>10:00:08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01T22:00:08" calcext:value-type="date">
            <text:p>2021-10-01 22:00:08</text:p>
          </table:table-cell>
          <table:table-cell table:style-name="ce24" office:value-type="date" office:date-value="2021-10-01" calcext:value-type="date">
            <text:p>2021-10-0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22H00M09S" calcext:value-type="time">
            <text:p>22:00:0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01T22:00:09" calcext:value-type="date">
            <text:p>2021-10-01 22:00:09</text:p>
          </table:table-cell>
          <table:table-cell table:style-name="ce25" office:value-type="date" office:date-value="2021-10-01" calcext:value-type="date">
            <text:p>2021-10-0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10H00M09S" calcext:value-type="time">
            <text:p>10:00:0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01T22:00:09" calcext:value-type="date">
            <text:p>2021-10-01 22:00:09</text:p>
          </table:table-cell>
          <table:table-cell table:style-name="ce26" office:value-type="date" office:date-value="2021-10-01" calcext:value-type="date">
            <text:p>2021-10-0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22H00M09S" calcext:value-type="time">
            <text:p>22:00:0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01T22:00:09" calcext:value-type="date">
            <text:p>2021-10-01 22:00:09</text:p>
          </table:table-cell>
          <table:table-cell table:style-name="ce27" office:value-type="date" office:date-value="2021-10-01" calcext:value-type="date">
            <text:p>2021-10-0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10H00M10S" calcext:value-type="time">
            <text:p>10:00:1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01T22:00:10" calcext:value-type="date">
            <text:p>2021-10-01 22:00:10</text:p>
          </table:table-cell>
          <table:table-cell table:style-name="ce28" office:value-type="date" office:date-value="2021-10-01" calcext:value-type="date">
            <text:p>2021-10-0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22H00M10S" calcext:value-type="time">
            <text:p>22:00:1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01T22:00:10" calcext:value-type="date">
            <text:p>2021-10-01 22:00:10</text:p>
          </table:table-cell>
          <table:table-cell table:style-name="ce29" office:value-type="date" office:date-value="2021-10-01" calcext:value-type="date">
            <text:p>2021-10-0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10H00M11S" calcext:value-type="time">
            <text:p>10:00:11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01T22:00:11" calcext:value-type="date">
            <text:p>2021-10-01 22:00:11</text:p>
          </table:table-cell>
          <table:table-cell table:style-name="ce30" office:value-type="date" office:date-value="2021-10-01" calcext:value-type="date">
            <text:p>2021-10-0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22H00M11S" calcext:value-type="time">
            <text:p>22:00:11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01T22:00:11" calcext:value-type="date">
            <text:p>2021-10-01 22:00:11</text:p>
          </table:table-cell>
          <table:table-cell table:style-name="ce31" office:value-type="date" office:date-value="2021-10-01" calcext:value-type="date">
            <text:p>2021-10-0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10H00M11S" calcext:value-type="time">
            <text:p>10:00:11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01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default-cell-style-name="ce40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12" calcext:value-type="float">
            <text:p>12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45" calcext:value-type="float">
            <text:p>4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22:00:01.5348889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22:00:01</meta:creation-date>
    <meta:generator>LibreOffice/7.1.6.2.0$Linux_X86_64 LibreOffice_project/10$Build-2</meta:generator>
    <meta:editing-duration>PT14S</meta:editing-duration>
    <meta:editing-cycles>2</meta:editing-cycles>
    <meta:initial-creator>Turulomio</meta:initial-creator>
    <dc:description>This file have been generated with UnoGenerator-0.3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1-10-01T22:00:15.866973628</dc:date>
    <dc:title>UnoGenerator ODS example</dc:title>
    <meta:document-statistic meta:table-count="2" meta:cell-count="183" meta:object-count="0"/>
  </office:meta>
</office:document-meta>
</file>